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788" officeooo:paragraph-rsid="001fe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3:34:24.502208478</meta:creation-date>
    <dc:date>2014-09-11T23:34:35.717791112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